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rsid="00103881" officeooo:paragraph-rsid="001fb90e" style:font-weight-asian="normal" style:font-weight-complex="normal"/>
    </style:style>
    <style:style style:name="P2" style:family="paragraph" style:parent-style-name="Standard">
      <style:text-properties style:font-name="Times New Roman" fo:font-weight="normal" officeooo:rsid="00103881" officeooo:paragraph-rsid="001fc0de" style:font-weight-asian="normal" style:font-weight-complex="normal"/>
    </style:style>
    <style:style style:name="P3" style:family="paragraph" style:parent-style-name="Standard">
      <style:text-properties style:font-name="Times New Roman" officeooo:rsid="00103881" officeooo:paragraph-rsid="001fc0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Creational:</text:span> </text:p>
      <text:p text:style-name="P3"/>
      <text:p text:style-name="P3">Abstract Factory</text:p>
      <text:p text:style-name="P3">Builder</text:p>
      <text:p text:style-name="P3">Factory Method</text:p>
      <text:p text:style-name="P3">Prototype</text:p>
      <text:p text:style-name="P2">Single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0:53:45.267000000</meta:creation-date>
    <dc:date>2019-01-28T01:01:45.245000000</dc:date>
    <meta:editing-duration>PT7M59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6" meta:word-count="8" meta:character-count="67" meta:non-whitespace-character-count="64"/>
  </office:meta>
</office:document-meta>
</file>